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padding="0in" fo:border="none" style:vertical-align="auto" style:writing-mode="lr-tb"/>
      <style:text-properties fo:font-weight="normal" style:font-weight-asian="normal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padding="0in" fo:border="none" style:vertical-align="auto" style:writing-mode="lr-tb"/>
    </style:style>
    <style:style style:name="T1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t Colony Optimization </text:p>
      <text:p text:style-name="P1">Andrew Valancius, Frank Anastasia</text:p>
      <text:p text:style-name="P2"/>
      <text:p text:style-name="P1">1. We saw the weighting factors for Run 3 give us the more consistent shorter paths. Different parameters did not seem to consistently give noticeably different paths. Runs 1 and 5 consistently performed worse than Run 3.</text:p>
      <text:p text:style-name="P2"/>
      <text:p text:style-name="P1">2. We usually got different results than we did with A*. These paths were different most likely because of the non-deterministic nature of the ACO method. A* seems wildly more efficient for solving this problem.</text:p>
      <text:p text:style-name="P2"/>
      <text:p text:style-name="P1">3. ACO seems less useful with graphs that aren’t fully connected. A* always finds a correct solution but doesn’t lend itself well to a changing environment like ACO does since ACO can also be run over and over again on a dynamic world and deal with changes in real-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default-outline-level="" style:class="text">
      <style:paragraph-properties fo:margin-left="0in" fo:margin-right="0in" fo:margin-top="0.278in" fo:margin-bottom="0.0835in" loext:contextual-spacing="false" fo:line-height="115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/>
    </style:style>
    <style:style style:name="Heading_20_2" style:display-name="Heading 2" style:family="paragraph" style:parent-style-name="Standard" style:default-outline-level="" style:class="text">
      <style:paragraph-properties fo:margin-left="0in" fo:margin-right="0in" fo:margin-top="0.25in" fo:margin-bottom="0.0835in" loext:contextual-spacing="false" fo:line-height="115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Heading_20_3" style:display-name="Heading 3" style:family="paragraph" style:parent-style-name="Standard" style:default-outline-level="" style:class="text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434343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 style:font-style-complex="normal" style:font-weight-complex="normal"/>
    </style:style>
    <style:style style:name="Heading_20_4" style:display-name="Heading 4" style:family="paragraph" style:paren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/>
    </style:style>
    <style:style style:name="Heading_20_5" style:display-name="Heading 5" style:family="paragraph" style:paren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_20_6" style:display-name="Heading 6" style:family="paragraph" style:paren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 style:font-style-complex="italic" style:font-weight-complex="normal"/>
    </style:style>
    <style:style style:name="Title" style:family="paragraph" style:parent-style-name="Standard" style:default-outline-level="" style:class="chapter">
      <style:paragraph-properties fo:margin-left="0in" fo:margin-right="0in" fo:margin-top="0in" fo:margin-bottom="0.0417in" loext:contextual-spacing="false" fo:line-height="115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/>
    </style:style>
    <style:style style:name="Subtitle" style:family="paragraph" style:paren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 style:font-style-complex="normal" style:font-weight-complex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0D</meta:editing-duration>
    <meta:document-statistic meta:table-count="0" meta:image-count="0" meta:object-count="0" meta:page-count="1" meta:paragraph-count="5" meta:word-count="128" meta:character-count="759" meta:non-whitespace-character-count="635"/>
    <meta:generator>LibreOffice/4.4.7.2$Linux_X86_64 LibreOffice_project/40m0$Build-2</meta:generator>
  </office:meta>
</office:document-meta>
</file>